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1</text:p>
      <text:p text:style-name="P1"/>
      <text:p text:style-name="P2">Etap I</text:p>
      <text:p text:style-name="P2"/>
      <text:p text:style-name="P4">jak nazywają się izby polskiego parlamentu <text:s text:c="23"/></text:p>
      <text:p text:style-name="P4">wymień państwa beneluksu <text:s text:c="30"/><text:span text:style-name="T1"><text:s text:c="3"/>Holandia, Belgia, Luksemburg</text:span></text:p>
      <text:p text:style-name="P4">imię którego greckiego nosza statki kosmiczne USA lądujące na Księżycu <text:s/><text:span text:style-name="T1">Apollo</text:span></text:p>
      <text:p text:style-name="P4">który władca Polski poślubił Dobrawę <text:s text:c="58"/><text:span text:style-name="T1">Mieszko I</text:span></text:p>
      <text:p text:style-name="P4">gdzie rośnie trzcina w której brzmi chrząszcz <text:s text:c="47"/><text:span text:style-name="T1">Szczebrzeszyn</text:span></text:p>
      <text:p text:style-name="P4">ile godzin programu w ciągu doby nadaje 1 program polskiego radia <text:s text:c="10"/><text:span text:style-name="T1">24 h</text:span></text:p>
      <text:p text:style-name="P4">jak nazywa się chorobliwa żądza podpalania <text:s text:c="47"/><text:span text:style-name="T1"><text:s/>piroman</text:span></text:p>
      <text:p text:style-name="P4">czy jamnik są psami myśliwskimi <text:s text:c="64"/><text:span text:style-name="T1"><text:s/>TAK</text:span></text:p>
      <text:p text:style-name="P4">czego wart jest dobry żart <text:s text:c="78"/><text:span text:style-name="T1">tynfa</text:span></text:p>
      <text:p text:style-name="P4">jak nazywa się gatunek filmu który opowiada o zdobywaniu dzikiego zachodu <text:s/><text:span text:style-name="T1">western</text:span></text:p>
      <text:p text:style-name="P4">która z tytułowych postaci Tytu, Romek i Atomek jest szympansem <text:s text:c="10"/><text:span text:style-name="T1"><text:s/>Tytus</text:span></text:p>
      <text:p text:style-name="P4">z ilu krzyży składa się pomnik stoczniowców poległych w 1970 r <text:s text:c="14"/><text:span text:style-name="T1">trzy</text:span></text:p>
      <text:p text:style-name="P4">osoba wnosząca skargę w sądzie cywilnym to powód czy pozwany <text:s text:c="10"/><text:span text:style-name="T1"><text:s/>powód</text:span></text:p>
      <text:p text:style-name="P4">jak nazywa sie dorosłego który nie umie pisać i czytać <text:s text:c="29"/><text:span text:style-name="T1"><text:s text:c="2"/>analfabeta</text:span></text:p>
      <text:p text:style-name="P4">z iloma państwami graniczyła Polska w 1989 r <text:s text:c="42"/><text:span text:style-name="T1"><text:s/>z trzema</text:span></text:p>
      <text:p text:style-name="P4">który postimpresjonista jest autorem obrazu autoportret z zabandażowanym uchem </text:p>
      <text:p text:style-name="P3">van Gogh</text:p>
      <text:p text:style-name="P4">Au to symbol którego pierwiastka chemicznego <text:s text:c="40"/><text:span text:style-name="T1"><text:s/>złoto</text:span></text:p>
      <text:p text:style-name="P4">topologia to dział geografii czy matematyki <text:s text:c="48"/><text:span text:style-name="T1">matematyki</text:span></text:p>
      <text:p text:style-name="P4">jak nazywa się odległość którą światło przebywa w próżni w ciągu roku <text:s text:c="2"/><text:span text:style-name="T1"><text:s/>rok świetlny</text:span></text:p>
      <text:p text:style-name="P4">czy J. H. Dąbrowski brał udział w powstaniu kościuszkowskim <text:s text:c="15"/><text:span text:style-name="T1"><text:s/>TAK</text:span></text:p>
      <text:p text:style-name="P2"/>
      <text:p text:style-name="P2">Etap II</text:p>
      <text:p text:style-name="P2"/>
      <text:p text:style-name="P4">wg Charla Pero ile sióstr przyrodnich miał Kopciuszek <text:s text:c="29"/><text:span text:style-name="T1"><text:s/>dw</text:span>i<text:span text:style-name="T1">e</text:span></text:p>
      <text:p text:style-name="P4">jak nazywa się skrzynka z otworem w pokrywie do których wrzuca się karty do głosowania</text:p>
      <text:p text:style-name="P4">jajko w koszulce jest ugotowane w taki sposób że zółtko jest płynne czy ścięte <text:s text:c="2"/><text:span text:style-name="T1">płynne</text:span></text:p>
      <text:p text:style-name="P4">ktorym cudem świata nazywamy zazwyczaj coś pięknego <text:s text:c="24"/><text:span text:style-name="T1"><text:s text:c="2"/>ósmy</text:span></text:p>
      <text:p text:style-name="P4">w górach Tesali żyły pół ludzie pół konie, jak się nazywały <text:s text:c="24"/><text:span text:style-name="T1">centaury</text:span></text:p>
      <text:p text:style-name="P4">przez jakie ż piszemy melanż</text:p>
      <text:p text:style-name="P4">w ktorej kaplicy znajduje się fresk Sąd Ostateczny Michała Anioła <text:s text:c="12"/><text:span text:style-name="T1">Sykstyńska</text:span></text:p>
      <text:p text:style-name="P4">którym państwem rządzili włądcy z dynastii Antoninów, Flawiuszów <text:s text:c="6"/><text:span text:style-name="T1"><text:s text:c="2"/>Rzym</text:span></text:p>
      <text:p text:style-name="P4">jak nazywa się aktor grający tytułową rolę w serialu Ojciec Mateusz <text:s text:c="9"/><text:span text:style-name="T1"><text:s/>Żmijewski</text:span></text:p>
      <text:p text:style-name="P4">czy orzeczenie separacji małżónków powoduje między nimi rozdzielność majątkową <text:s/><text:span text:style-name="T1">TAK</text:span></text:p>
      <text:p text:style-name="P4">jak nazywa się dział medycyny zajmujący się przeszczepianiem narządów <text:s text:c="3"/><text:span text:style-name="T1">transplantologia</text:span></text:p>
      <text:p text:style-name="P4">jak w dawnej Polsce nazywano Zaporoże, <text:s text:c="44"/><text:span text:style-name="T1"><text:s text:c="2"/>Dzikie Pola</text:span></text:p>
      <text:p text:style-name="P4">jakie pokrewieństwo łączyło księcia Poniatowskiego z królem <text:s text:c="13"/><text:span text:style-name="T1"><text:s/>bratanek</text:span></text:p>
      <text:p text:style-name="P4">która liczba jest większa jeden do potęgi minus drugiej, czy jeden do potęgi drugiej <text:span text:style-name="T1">to samo</text:span> </text:p>
      <text:p text:style-name="P4">jak nazywa się wokalistka wykonująca utwór do filmu Podróże pana Kleksa <text:s text:c="2"/><text:span text:style-name="T1"><text:s/>Ostrowska</text:span></text:p>
      <text:p text:style-name="P4">z któego utworu Fredry pochodzi cytaty: przyrzekać nienawidzić ród męski, nigdy nie być żoną <text:s text:c="107"/><text:span text:style-name="T1">Śluby panieńskie</text:span></text:p>
      <text:p text:style-name="P4">jak nazywa się dzielnica Nowego Dworu Mazowieckiego w ktorej w 2012 zostało <text:soft-page-break/>otworzone międzynarodowe lotnisko <text:s text:c="57"/><text:span text:style-name="T1">Modlin</text:span></text:p>
      <text:p text:style-name="P4">jakim imieniem została nazwana elektryczna pralka wirnikowa w latach 60-tych XX w</text:p>
      <text:p text:style-name="P3">Frania</text:p>
      <text:p text:style-name="P4">który cesarz rzymski przed śmiercią powiedział: jakiż artysta ginie w mojej osobie <text:span text:style-name="T1">Neron</text:span></text:p>
      <text:p text:style-name="P4">weredyk to człowiek mówiący prawdę czy klamca <text:s text:c="37"/><text:span text:style-name="T1">prawda</text:span></text:p>
      <text:p text:style-name="P4">który prozaik i grafik z Drohobycza był autorem fotografii do pierwszego wydania</text:p>
      <text:p text:style-name="P4"><text:s/>Ferdydurke Gombrowicza <text:s text:c="74"/><text:span text:style-name="T1"><text:s/>Bruno Schulz</text:span></text:p>
      <text:p text:style-name="P4">czy Mount Everest jest wyższy niż rów mariański <text:s text:c="37"/><text:span text:style-name="T1"><text:s text:c="2"/>rów</text:span></text:p>
      <text:p text:style-name="P4">czy w warunkach naturalnych fluor jest gazem czy cieczą <text:s text:c="26"/><text:span text:style-name="T1">gazem</text:span></text:p>
      <text:p text:style-name="P4">lew morski to nazwa planu inwazji Niemiec na które państwo <text:s text:c="19"/><text:span text:style-name="T1"><text:s/>GB</text:span></text:p>
      <text:p text:style-name="P4">w ktorym mieście miał siedzibę kabaret Zielony balonik <text:s text:c="26"/><text:span text:style-name="T1"><text:s text:c="2"/>Kraków</text:span></text:p>
      <text:p text:style-name="P4">jakie imię nosi grecka muza, opiekunka tragedii <text:s text:c="41"/><text:span text:style-name="T1"><text:s/>Melpomene</text:span></text:p>
      <text:p text:style-name="P4">czy Igor Strawiński komponował opery czy tylko balety <text:s text:c="26"/><text:span text:style-name="T1"><text:s text:c="2"/>to i to</text:span></text:p>
      <text:p text:style-name="P4">w ktorym państwie leży Charków <text:s text:c="64"/><text:span text:style-name="T1">Ukraina</text:span></text:p>
      <text:p text:style-name="P4">czy Księżyc ma własne źródło światła <text:s text:c="56"/><text:span text:style-name="T1"><text:s/>NIE </text:span></text:p>
      <text:p text:style-name="P4">jak nazywa się barierka biegnąca wzdłuż pokładu statku <text:s text:c="34"/><text:span text:style-name="T1">reling</text:span></text:p>
      <text:p text:style-name="P4">w któej dyscyplinie wojskowej sukcesy odnosił Arkadiusz Skrzypaszek <text:s text:c="8"/><text:span text:style-name="T1"><text:s/>pięciobój </text:span></text:p>
      <text:p text:style-name="P4">w 1991 w Szkole Głównej planowani i statystyki przywrócono przedwojenną nazwę, jaką</text:p>
      <text:p text:style-name="P3">Szkoła Główna Handlowa</text:p>
      <text:p text:style-name="P4">Daniel Libeskind to kompozytor czy architekt <text:s text:c="44"/><text:span text:style-name="T1"><text:s/>architekt</text:span></text:p>
      <text:p text:style-name="P4">kto dostał pierwszą nagrodę Nobla w dziedzinie fizyki <text:s text:c="32"/><text:span text:style-name="T1">Roentgen</text:span></text:p>
      <text:p text:style-name="P4">jak nazywa się miasto i port Mallorcy, stolica Balearów <text:s text:c="22"/><text:span text:style-name="T1"><text:s/>Palma de Mallorca</text:span></text:p>
      <text:p text:style-name="P4">serwantka to mebel który wszedł w użycie pod koniec XVII w to rodzaj szafy czy stolu</text:p>
      <text:p text:style-name="P3">szafa</text:p>
      <text:p text:style-name="P4">ile wynosi temp wrzenia alkoholu metylowego, można pomylić 5 <text:s text:c="16"/>64,7</text:p>
      <text:p text:style-name="P4">na terenie ktorego współczesnego państwa istniała cywilizacja Olmeków <text:s text:c="4"/><text:span text:style-name="T1"><text:s/>Meksyk</text:span></text:p>
      <text:p text:style-name="P4">jak się używana w dawnej Rosji jednostka długości równa 3 arszynom <text:s text:c="7"/><text:span text:style-name="T1"><text:s/>sążeń</text:span></text:p>
      <text:p text:style-name="P4">polski aktor filmowy i teatralny stworzył postać pana Dotka <text:s text:c="22"/><text:span text:style-name="T1">Adolf Dymsza</text:span></text:p>
      <text:p text:style-name="P4">przedstawicielem którego stylu w malarstwie był El Greco <text:s text:c="23"/><text:span text:style-name="T1">manieryzm</text:span></text:p>
      <text:p text:style-name="P4">lądowa fauna Islandii jest uboga, występują tylko 2 gatunki ssaków <text:s text:c="5"/><text:span text:style-name="T1"><text:s/>renifer i lis polarny</text:span></text:p>
      <text:p text:style-name="P4">suspensa w kościele katolickim to kara czy nagroda <text:s text:c="32"/><text:span text:style-name="T1"><text:s text:c="2"/>kara</text:span></text:p>
      <text:p text:style-name="P4">w którym państwie ma siedzibę ISO <text:s text:c="58"/><text:span text:style-name="T1">Szwajcaria</text:span></text:p>
      <text:p text:style-name="P4">którą dziedziną sztuki zajmował się grecki twórca Lizyp <text:s text:c="23"/><text:span text:style-name="T1"><text:s text:c="3"/>rzeźba</text:span></text:p>
      <text:p text:style-name="P4">jak żeglarze nazywają wzmocnioną krawędź żagla <text:s text:c="36"/><text:span text:style-name="T1">lik </text:span></text:p>
      <text:p text:style-name="P2"/>
      <text:p text:style-name="P2">Etap III</text:p>
      <text:p text:style-name="P2"/>
      <text:p text:style-name="P4">w którym wieku Mendelejew przedstawił swoją tablicę <text:s text:c="26"/><text:span text:style-name="T1"><text:s text:c="3"/>XIX w.</text:span></text:p>
      <text:p text:style-name="P4">słowo pochodzi z francuskiego i oznacza subtelną, ledwie dostrzegalną różnicę <text:s/><text:span text:style-name="T1"><text:s/>niuans</text:span></text:p>
      <text:p text:style-name="P4">w którym państwie powstała w 1830 wspólnota religijna Mormonów <text:s text:c="18"/><text:span text:style-name="T1">USA</text:span></text:p>
      <text:p text:style-name="P4">tzw plan Schumana z 1950 r dotyczył spraw związanych z rozbrojeniem czy integracją gospodarczą Europy <text:s text:c="86"/><text:span text:style-name="T1">integracja</text:span></text:p>
      <text:p text:style-name="P4">jakie ch występuje w słowie bohomaz <text:s text:c="2"/></text:p>
      <text:p text:style-name="P4">jak nazywa się samolot przystosowany do startu i lądowania na wodzie <text:s text:c="3"/><text:span text:style-name="T1">hydroplan</text:span></text:p>
      <text:p text:style-name="P4">czy w Bałtyku występują makrele <text:s text:c="61"/><text:span text:style-name="T1"><text:s text:c="2"/>TAK</text:span></text:p>
      <text:p text:style-name="P4">ile lat ma najstarszy nastolatek <text:s text:c="66"/><text:span text:style-name="T1"><text:s text:c="2"/>19</text:span></text:p>
      <text:p text:style-name="P4">jak ma na imię pani Polone, znana ze Starego Teatru w Krakowie <text:s text:c="12"/><text:span text:style-name="T1"><text:s/>Anna</text:span></text:p>
      <text:p text:style-name="P4">o które wyspy toczą spór Japonia i Rosja <text:s text:c="51"/><text:span text:style-name="T1"><text:s/>Kuryle</text:span></text:p>
      <text:p text:style-name="P4"><text:soft-page-break/>Robert Zimmerman to prawdziwe nazwisko Stinga czy Boba Dylana <text:s text:c="9"/><text:span text:style-name="T1"><text:s/>Dylan</text:span></text:p>
      <text:p text:style-name="P4">w którym mieście znajdują się fontanna Neptuna i żuraw nad Motławą <text:s text:c="6"/><text:span text:style-name="T1"><text:s/>Gdańsk</text:span></text:p>
      <text:p text:style-name="P4">podaj liczbę atomową helu <text:s text:c="74"/><text:span text:style-name="T1"><text:s text:c="3"/>dwa</text:span></text:p>
      <text:p text:style-name="P4">jak nazywano osobę która bezprawnie, samowolnie przywłaszcza sobie władzę <text:s/>uzurpator</text:p>
      <text:p text:style-name="P4">mirabelka to gatunek gruszki, śliwki czy jabłko <text:s text:c="43"/><text:span text:style-name="T1"><text:s text:c="2"/>śliwka</text:span></text:p>
      <text:p text:style-name="P4">komu poświęcony jest wiersz Adama Mickiewicza Śmierć pułkownika <text:s text:c="8"/><text:span text:style-name="T1">E. Plater</text:span></text:p>
      <text:p text:style-name="P4">rozszyfruj skór NIK</text:p>
      <text:p text:style-name="P4">jak nazywa się kostka do gry w domino z pustym polem <text:s text:c="31"/><text:span text:style-name="T1">mydło</text:span></text:p>
      <text:p text:style-name="P4">czy Ignacy Loyola był kanonizowany <text:s text:c="60"/><text:span text:style-name="T1"><text:s/>TAK</text:span></text:p>
      <text:p text:style-name="P4">Stany Zjednoczone, Honduras, Belize które z tych państw nie graniczy z Meksykiem</text:p>
      <text:p text:style-name="P3">Honduras</text:p>
      <text:p text:style-name="P4">Andrzej Żuławski jest reżyserem filmu na podstawie jednej z oper Modesta Musorgskiego <text:s text:c="7"/><text:span text:style-name="T1">Borys Godunow <text:s/></text:span><text:s text:c="21"/></text:p>
      <text:p text:style-name="P4">czy onomatopeja to <text:s/>dźwiękonaśladownictwo czy nowoczesna forma wiersza <text:s/><text:span text:style-name="T1">naśladownictwo</text:span></text:p>
      <text:p text:style-name="P4">jak nazywał się architekt który zaprojektował barceloński park <text:s text:c="17"/><text:span text:style-name="T1">Antonio Gaudi</text:span></text:p>
      <text:p text:style-name="P4">w którym mieście został znaleziony rękopis, który napisał Jan Potocki <text:s text:c="10"/><text:span text:style-name="T1">Saragossa</text:span></text:p>
      <text:p text:style-name="P4">jak nazywa się najwyższy szczyt Ameryki płd <text:s text:c="49"/><text:span text:style-name="T1">Aconcagua</text:span></text:p>
      <text:p text:style-name="P4">który gromadami zwierząt zajmuje się herpetologia <text:s text:c="39"/><text:span text:style-name="T1"><text:s/>gady i płazy</text:span></text:p>
      <text:p text:style-name="P4">komu przypisuje się powiedzenie od wzniosłości do śmieszności tylko jeden krok <text:s text:c="2"/><text:span text:style-name="T1">Bonaparte</text:span></text:p>
      <text:p text:style-name="P4">czy Bieszczadzki PN został utworzony przed czy po II WŚ <text:s text:c="26"/><text:span text:style-name="T1"><text:s text:c="2"/>po II WŚ</text:span></text:p>
      <text:p text:style-name="P4">w którym wieku rozpoczęła działalność manufaktura porcelany saskiej w Miśni <text:s/><text:span text:style-name="T1">XVIII w.</text:span></text:p>
      <text:p text:style-name="P4">z którego utworu Słowackiego pochodzą słowa Nie czas żałować róż gdy płoną lasy</text:p>
      <text:p text:style-name="P3">Lila Weneda</text:p>
      <text:p text:style-name="P4">w czasie hiszpańskiej wojny domowej wojska Franco były wspierane przez korpus wysłany przez Hitlera, jak się nazywał <text:s text:c="68"/><text:span text:style-name="T1"><text:s/>legion Condor</text:span></text:p>
      <text:p text:style-name="P4">z czego zbudowany był Golem wg żydowskiej tradycji <text:s text:c="27"/><text:span text:style-name="T1"><text:s text:c="2"/>glina</text:span></text:p>
      <text:p text:style-name="P4">w której beskidzkiej miejscowości urodził się Billy Wilder reżyser filmu Pół żartem, pół serio <text:s text:c="108"/><text:span text:style-name="T1"><text:s/>Sucha</text:span></text:p>
      <text:p text:style-name="P4">w ktorym państwie prezydent Maduro powołał instytucję o nazwie Ministerstwo najwyższego szczęścia obywateli <text:s text:c="63"/><text:span text:style-name="T1"><text:s/>Wenezuela</text:span></text:p>
      <text:p text:style-name="P4">jak nazywa się pogląd wg każdego zdarzenie jest nieuchronnie uwarunkowane warunkami w jakich zachodzi, z łaciny <text:s text:c="73"/><text:span text:style-name="T1"><text:s/>determinizm</text:span></text:p>
      <text:p text:style-name="P4">Skalnica to roślina czy gatunek skały <text:s text:c="56"/><text:span text:style-name="T1"><text:s text:c="2"/>roślina</text:span></text:p>
      <text:p text:style-name="P4">czyim synem był Ugedei, wielki chan mongolski <text:s text:c="39"/><text:span text:style-name="T1">Dżyngis-chan</text:span></text:p>
      <text:p text:style-name="P4">kto napisał utwór o romansie Anny Kareniny <text:s text:c="46"/><text:span text:style-name="T1">Lew Tołstoj</text:span> </text:p>
      <text:p text:style-name="P4">które pismo powstało najwcześniej chińskie, greckie czy arabskie <text:s text:c="12"/><text:span text:style-name="T1"><text:s/>chiński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2T21:11:31.03</meta:creation-date>
    <meta:document-statistic meta:table-count="0" meta:image-count="0" meta:object-count="0" meta:page-count="3" meta:paragraph-count="116" meta:word-count="1091" meta:character-count="10186"/>
    <dc:date>2014-09-02T23:58:36.68</dc:date>
    <meta:editing-duration>PT00H15M04S</meta:editing-duration>
    <meta:editing-cycles>1</meta:editing-cycles>
    <meta:generator>OpenOffice.ux.pl/3.1$Win32 OpenOffice.org_project/310m11$Build-39399</meta:generator>
  </office:meta>
</office:document-meta>
</file>